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5cm"/>
    </style:style>
    <style:style style:name="co2" style:family="table-column">
      <style:table-column-properties fo:break-before="auto" style:column-width="2.522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2.14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Alvo</text:p>
          </table:table-cell>
          <table:table-cell office:value-type="float" office:value="11">
            <text:p>11</text:p>
          </table:table-cell>
          <table:table-cell office:value-type="string">
            <text:p>ERRO</text:p>
          </table:table-cell>
          <table:table-cell office:value-type="float" office:value="12">
            <text:p>12</text:p>
          </table:table-cell>
          <table:table-cell office:value-type="string">
            <text:p>ERRO</text:p>
          </table:table-cell>
          <table:table-cell office:value-type="float" office:value="13">
            <text:p>13</text:p>
          </table:table-cell>
          <table:table-cell office:value-type="string">
            <text:p>ERRO</text:p>
          </table:table-cell>
          <table:table-cell office:value-type="float" office:value="14">
            <text:p>14</text:p>
          </table:table-cell>
          <table:table-cell office:value-type="string">
            <text:p>ERRO</text:p>
          </table:table-cell>
          <table:table-cell office:value-type="float" office:value="15">
            <text:p>15</text:p>
          </table:table-cell>
          <table:table-cell office:value-type="string">
            <text:p>ERRO</text:p>
          </table:table-cell>
          <table:table-cell office:value-type="float" office:value="16">
            <text:p>16</text:p>
          </table:table-cell>
          <table:table-cell office:value-type="string">
            <text:p>ERRO</text:p>
          </table:table-cell>
          <table:table-cell office:value-type="float" office:value="17">
            <text:p>17</text:p>
          </table:table-cell>
          <table:table-cell office:value-type="string">
            <text:p>ERRO</text:p>
          </table:table-cell>
          <table:table-cell office:value-type="float" office:value="19">
            <text:p>19</text:p>
          </table:table-cell>
          <table:table-cell office:value-type="string">
            <text:p>ERRO</text:p>
          </table:table-cell>
          <table:table-cell office:value-type="float" office:value="20">
            <text:p>20</text:p>
          </table:table-cell>
          <table:table-cell office:value-type="string">
            <text:p>ERRO</text:p>
          </table:table-cell>
          <table:table-cell office:value-type="float" office:value="22">
            <text:p>22</text:p>
          </table:table-cell>
          <table:table-cell office:value-type="string">
            <text:p>ERRO</text:p>
          </table:table-cell>
          <table:table-cell office:value-type="float" office:value="23">
            <text:p>23</text:p>
          </table:table-cell>
          <table:table-cell office:value-type="string">
            <text:p>ERRO</text:p>
          </table:table-cell>
          <table:table-cell office:value-type="float" office:value="24">
            <text:p>24</text:p>
          </table:table-cell>
          <table:table-cell office:value-type="string">
            <text:p>ERRO</text:p>
          </table:table-cell>
          <table:table-cell office:value-type="float" office:value="25">
            <text:p>25</text:p>
          </table:table-cell>
          <table:table-cell office:value-type="string">
            <text:p>ERRO</text:p>
          </table:table-cell>
          <table:table-cell office:value-type="float" office:value="26">
            <text:p>26</text:p>
          </table:table-cell>
          <table:table-cell office:value-type="string">
            <text:p>ERRO</text:p>
          </table:table-cell>
          <table:table-cell office:value-type="float" office:value="28">
            <text:p>28</text:p>
          </table:table-cell>
          <table:table-cell office:value-type="string">
            <text:p>ERRO</text:p>
          </table:table-cell>
          <table:table-cell office:value-type="float" office:value="29">
            <text:p>29</text:p>
          </table:table-cell>
          <table:table-cell office:value-type="string">
            <text:p>ERRO</text:p>
          </table:table-cell>
          <table:table-cell office:value-type="float" office:value="30">
            <text:p>30</text:p>
          </table:table-cell>
          <table:table-cell office:value-type="string">
            <text:p>ERRO</text:p>
          </table:table-cell>
          <table:table-cell office:value-type="float" office:value="35">
            <text:p>35</text:p>
          </table:table-cell>
          <table:table-cell office:value-type="string">
            <text:p>ERRO</text:p>
          </table:table-cell>
          <table:table-cell office:value-type="float" office:value="38">
            <text:p>38</text:p>
          </table:table-cell>
          <table:table-cell office:value-type="string">
            <text:p>ERRO</text:p>
          </table:table-cell>
          <table:table-cell office:value-type="float" office:value="40">
            <text:p>40</text:p>
          </table:table-cell>
          <table:table-cell office:value-type="string">
            <text:p>ERRO</text:p>
          </table:table-cell>
          <table:table-cell office:value-type="float" office:value="45">
            <text:p>45</text:p>
          </table:table-cell>
          <table:table-cell office:value-type="string">
            <text:p>ERRO</text:p>
          </table:table-cell>
          <table:table-cell office:value-type="float" office:value="56">
            <text:p>56</text:p>
          </table:table-cell>
          <table:table-cell office:value-type="string">
            <text:p>ERRO</text:p>
          </table:table-cell>
          <table:table-cell office:value-type="float" office:value="58">
            <text:p>58</text:p>
          </table:table-cell>
          <table:table-cell office:value-type="string">
            <text:p>ERRO</text:p>
          </table:table-cell>
          <table:table-cell office:value-type="float" office:value="72">
            <text:p>72</text:p>
          </table:table-cell>
          <table:table-cell office:value-type="string">
            <text:p>ERRO</text:p>
          </table:table-cell>
          <table:table-cell office:value-type="float" office:value="82">
            <text:p>82</text:p>
          </table:table-cell>
          <table:table-cell office:value-type="string">
            <text:p>ERRO</text:p>
          </table:table-cell>
        </table:table-row>
        <table:table-row table:style-name="ro1">
          <table:table-cell office:value-type="string">
            <text:p>GHA879again <text:s text:c="5"/></text:p>
          </table:table-cell>
          <table:table-cell table:number-columns-repeated="2" office:value-type="float" office:value="0">
            <text:p>0</text:p>
          </table:table-cell>
          <table:table-cell office:value-type="float" office:value="687.258118">
            <text:p>687,258118</text:p>
          </table:table-cell>
          <table:table-cell office:value-type="float" office:value="479.425598">
            <text:p>479,425598</text:p>
          </table:table-cell>
          <table:table-cell office:value-type="float" office:value="280.811523">
            <text:p>280,811523</text:p>
          </table:table-cell>
          <table:table-cell office:value-type="float" office:value="141.427612">
            <text:p>141,427612</text:p>
          </table:table-cell>
          <table:table-cell office:value-type="float" office:value="132.312515">
            <text:p>132,312515</text:p>
          </table:table-cell>
          <table:table-cell office:value-type="float" office:value="59.914581">
            <text:p>59,914581</text:p>
          </table:table-cell>
          <table:table-cell table:number-columns-repeated="8" office:value-type="float" office:value="0">
            <text:p>0</text:p>
          </table:table-cell>
          <table:table-cell office:value-type="float" office:value="65.646515">
            <text:p>65,646515</text:p>
          </table:table-cell>
          <table:table-cell office:value-type="float" office:value="11.091886">
            <text:p>11,091886</text:p>
          </table:table-cell>
          <table:table-cell table:number-columns-repeated="4" office:value-type="float" office:value="0">
            <text:p>0</text:p>
          </table:table-cell>
          <table:table-cell office:value-type="float" office:value="19.77984">
            <text:p>19,77984</text:p>
          </table:table-cell>
          <table:table-cell office:value-type="float" office:value="8.576973">
            <text:p>8,576973</text:p>
          </table:table-cell>
          <table:table-cell table:number-columns-repeated="2" office:value-type="float" office:value="0">
            <text:p>0</text:p>
          </table:table-cell>
          <table:table-cell office:value-type="float" office:value="23.2327">
            <text:p>23,2327</text:p>
          </table:table-cell>
          <table:table-cell office:value-type="float" office:value="9.418961">
            <text:p>9,418961</text:p>
          </table:table-cell>
          <table:table-cell table:number-columns-repeated="2" office:value-type="float" office:value="0">
            <text:p>0</text:p>
          </table:table-cell>
          <table:table-cell office:value-type="float" office:value="21.618082">
            <text:p>21,618082</text:p>
          </table:table-cell>
          <table:table-cell office:value-type="float" office:value="16.750704">
            <text:p>16,750704</text:p>
          </table:table-cell>
          <table:table-cell table:number-columns-repeated="8" office:value-type="float" office:value="0">
            <text:p>0</text:p>
          </table:table-cell>
          <table:table-cell office:value-type="float" office:value="25.944187">
            <text:p>25,944187</text:p>
          </table:table-cell>
          <table:table-cell office:value-type="float" office:value="34.379677">
            <text:p>34,379677</text:p>
          </table:table-cell>
          <table:table-cell table:number-columns-repeated="2" office:value-type="float" office:value="0">
            <text:p>0</text:p>
          </table:table-cell>
          <table:table-cell office:value-type="float" office:value="15.235974">
            <text:p>15,235974</text:p>
          </table:table-cell>
          <table:table-cell office:value-type="float" office:value="36.129436">
            <text:p>36,129436</text:p>
          </table:table-cell>
          <table:table-cell table:number-columns-repeated="4"/>
        </table:table-row>
        <table:table-row table:style-name="ro1">
          <table:table-cell office:value-type="string">
            <text:p>GHA880again <text:s text:c="5"/></text:p>
          </table:table-cell>
          <table:table-cell office:value-type="float" office:value="1844.467651">
            <text:p>1844,467651</text:p>
          </table:table-cell>
          <table:table-cell office:value-type="float" office:value="946.079102">
            <text:p>946,079102</text:p>
          </table:table-cell>
          <table:table-cell office:value-type="float" office:value="6812.541992">
            <text:p>6812,541992</text:p>
          </table:table-cell>
          <table:table-cell office:value-type="float" office:value="627.487122">
            <text:p>627,487122</text:p>
          </table:table-cell>
          <table:table-cell office:value-type="float" office:value="40012.59375">
            <text:p>40012,59375</text:p>
          </table:table-cell>
          <table:table-cell office:value-type="float" office:value="939.387939">
            <text:p>939,387939</text:p>
          </table:table-cell>
          <table:table-cell office:value-type="float" office:value="88917.710938">
            <text:p>88917,710938</text:p>
          </table:table-cell>
          <table:table-cell office:value-type="float" office:value="1922.255737">
            <text:p>1922,255737</text:p>
          </table:table-cell>
          <table:table-cell office:value-type="float" office:value="296.10025">
            <text:p>296,10025</text:p>
          </table:table-cell>
          <table:table-cell office:value-type="float" office:value="41.93449">
            <text:p>41,93449</text:p>
          </table:table-cell>
          <table:table-cell office:value-type="float" office:value="10252.890625">
            <text:p>10252,890625</text:p>
          </table:table-cell>
          <table:table-cell office:value-type="float" office:value="200.614655">
            <text:p>200,614655</text:p>
          </table:table-cell>
          <table:table-cell office:value-type="float" office:value="8949.181641">
            <text:p>8949,181641</text:p>
          </table:table-cell>
          <table:table-cell office:value-type="float" office:value="160.505554">
            <text:p>160,505554</text:p>
          </table:table-cell>
          <table:table-cell office:value-type="float" office:value="12295.96582">
            <text:p>12295,96582</text:p>
          </table:table-cell>
          <table:table-cell office:value-type="float" office:value="170.642548">
            <text:p>170,642548</text:p>
          </table:table-cell>
          <table:table-cell office:value-type="float" office:value="15875.162109">
            <text:p>15875,162109</text:p>
          </table:table-cell>
          <table:table-cell office:value-type="float" office:value="210.392792">
            <text:p>210,392792</text:p>
          </table:table-cell>
          <table:table-cell office:value-type="float" office:value="2348.249512">
            <text:p>2348,249512</text:p>
          </table:table-cell>
          <table:table-cell office:value-type="float" office:value="60.574501">
            <text:p>60,574501</text:p>
          </table:table-cell>
          <table:table-cell office:value-type="float" office:value="50.39603">
            <text:p>50,39603</text:p>
          </table:table-cell>
          <table:table-cell office:value-type="float" office:value="6.942104">
            <text:p>6,942104</text:p>
          </table:table-cell>
          <table:table-cell office:value-type="float" office:value="71.868134">
            <text:p>71,868134</text:p>
          </table:table-cell>
          <table:table-cell office:value-type="float" office:value="8.678731">
            <text:p>8,678731</text:p>
          </table:table-cell>
          <table:table-cell office:value-type="float" office:value="401.36618">
            <text:p>401,36618</text:p>
          </table:table-cell>
          <table:table-cell office:value-type="float" office:value="10.399196">
            <text:p>10,399196</text:p>
          </table:table-cell>
          <table:table-cell office:value-type="float" office:value="22900.806641">
            <text:p>22900,806641</text:p>
          </table:table-cell>
          <table:table-cell office:value-type="float" office:value="420.092041">
            <text:p>420,092041</text:p>
          </table:table-cell>
          <table:table-cell office:value-type="float" office:value="45.055893">
            <text:p>45,055893</text:p>
          </table:table-cell>
          <table:table-cell office:value-type="float" office:value="9.188446">
            <text:p>9,188446</text:p>
          </table:table-cell>
          <table:table-cell office:value-type="float" office:value="175.230728">
            <text:p>175,230728</text:p>
          </table:table-cell>
          <table:table-cell office:value-type="float" office:value="16.907045">
            <text:p>16,907045</text:p>
          </table:table-cell>
          <table:table-cell office:value-type="float" office:value="493.401611">
            <text:p>493,401611</text:p>
          </table:table-cell>
          <table:table-cell office:value-type="float" office:value="22.270067">
            <text:p>22,270067</text:p>
          </table:table-cell>
          <table:table-cell office:value-type="float" office:value="518.236877">
            <text:p>518,236877</text:p>
          </table:table-cell>
          <table:table-cell office:value-type="float" office:value="13.506667">
            <text:p>13,506667</text:p>
          </table:table-cell>
          <table:table-cell office:value-type="float" office:value="129.99437">
            <text:p>129,99437</text:p>
          </table:table-cell>
          <table:table-cell office:value-type="float" office:value="11.395948">
            <text:p>11,395948</text:p>
          </table:table-cell>
          <table:table-cell office:value-type="float" office:value="81.704811">
            <text:p>81,704811</text:p>
          </table:table-cell>
          <table:table-cell office:value-type="float" office:value="12.018341">
            <text:p>12,018341</text:p>
          </table:table-cell>
          <table:table-cell table:number-columns-repeated="2" office:value-type="float" office:value="0">
            <text:p>0</text:p>
          </table:table-cell>
          <table:table-cell office:value-type="float" office:value="239.446594">
            <text:p>239,446594</text:p>
          </table:table-cell>
          <table:table-cell office:value-type="float" office:value="28.465113">
            <text:p>28,465113</text:p>
          </table:table-cell>
          <table:table-cell table:number-columns-repeated="2" office:value-type="float" office:value="0">
            <text:p>0</text:p>
          </table:table-cell>
          <table:table-cell office:value-type="float" office:value="80.139755">
            <text:p>80,139755</text:p>
          </table:table-cell>
          <table:table-cell office:value-type="float" office:value="24.062593">
            <text:p>24,062593</text:p>
          </table:table-cell>
          <table:table-cell office:value-type="float" office:value="267.484161">
            <text:p>267,484161</text:p>
          </table:table-cell>
          <table:table-cell office:value-type="float" office:value="23.298405">
            <text:p>23,298405</text:p>
          </table:table-cell>
        </table:table-row>
        <table:table-row table:style-name="ro1">
          <table:table-cell office:value-type="string">
            <text:p>GHA881again <text:s text:c="5"/></text:p>
          </table:table-cell>
          <table:table-cell office:value-type="float" office:value="2958.192383">
            <text:p>2958,192383</text:p>
          </table:table-cell>
          <table:table-cell office:value-type="float" office:value="977.305786">
            <text:p>977,305786</text:p>
          </table:table-cell>
          <table:table-cell office:value-type="float" office:value="8062.132324">
            <text:p>8062,132324</text:p>
          </table:table-cell>
          <table:table-cell office:value-type="float" office:value="651.198608">
            <text:p>651,198608</text:p>
          </table:table-cell>
          <table:table-cell office:value-type="float" office:value="40691.019531">
            <text:p>40691,019531</text:p>
          </table:table-cell>
          <table:table-cell office:value-type="float" office:value="954.550842">
            <text:p>954,550842</text:p>
          </table:table-cell>
          <table:table-cell office:value-type="float" office:value="89408.34375">
            <text:p>89408,34375</text:p>
          </table:table-cell>
          <table:table-cell office:value-type="float" office:value="1932.096802">
            <text:p>1932,096802</text:p>
          </table:table-cell>
          <table:table-cell office:value-type="float" office:value="174.831085">
            <text:p>174,831085</text:p>
          </table:table-cell>
          <table:table-cell office:value-type="float" office:value="41.019672">
            <text:p>41,019672</text:p>
          </table:table-cell>
          <table:table-cell office:value-type="float" office:value="9289.962891">
            <text:p>9289,962891</text:p>
          </table:table-cell>
          <table:table-cell office:value-type="float" office:value="182.627991">
            <text:p>182,627991</text:p>
          </table:table-cell>
          <table:table-cell office:value-type="float" office:value="9241.891602">
            <text:p>9241,891602</text:p>
          </table:table-cell>
          <table:table-cell office:value-type="float" office:value="165.180298">
            <text:p>165,180298</text:p>
          </table:table-cell>
          <table:table-cell office:value-type="float" office:value="14469.505859">
            <text:p>14469,505859</text:p>
          </table:table-cell>
          <table:table-cell office:value-type="float" office:value="199.873779">
            <text:p>199,873779</text:p>
          </table:table-cell>
          <table:table-cell office:value-type="float" office:value="12583.995117">
            <text:p>12583,995117</text:p>
          </table:table-cell>
          <table:table-cell office:value-type="float" office:value="167.8741">
            <text:p>167,8741</text:p>
          </table:table-cell>
          <table:table-cell office:value-type="float" office:value="2423.618652">
            <text:p>2423,618652</text:p>
          </table:table-cell>
          <table:table-cell office:value-type="float" office:value="62.453026">
            <text:p>62,453026</text:p>
          </table:table-cell>
          <table:table-cell office:value-type="float" office:value="60.217987">
            <text:p>60,217987</text:p>
          </table:table-cell>
          <table:table-cell office:value-type="float" office:value="7.133965">
            <text:p>7,133965</text:p>
          </table:table-cell>
          <table:table-cell office:value-type="float" office:value="46.170071">
            <text:p>46,170071</text:p>
          </table:table-cell>
          <table:table-cell office:value-type="float" office:value="8.662485">
            <text:p>8,662485</text:p>
          </table:table-cell>
          <table:table-cell office:value-type="float" office:value="361.438477">
            <text:p>361,438477</text:p>
          </table:table-cell>
          <table:table-cell office:value-type="float" office:value="9.842636">
            <text:p>9,842636</text:p>
          </table:table-cell>
          <table:table-cell office:value-type="float" office:value="20354.595703">
            <text:p>20354,595703</text:p>
          </table:table-cell>
          <table:table-cell office:value-type="float" office:value="373.609009">
            <text:p>373,609009</text:p>
          </table:table-cell>
          <table:table-cell office:value-type="float" office:value="52.721611">
            <text:p>52,721611</text:p>
          </table:table-cell>
          <table:table-cell office:value-type="float" office:value="9.554545">
            <text:p>9,554545</text:p>
          </table:table-cell>
          <table:table-cell office:value-type="float" office:value="58.972954">
            <text:p>58,972954</text:p>
          </table:table-cell>
          <table:table-cell office:value-type="float" office:value="16.50276">
            <text:p>16,50276</text:p>
          </table:table-cell>
          <table:table-cell office:value-type="float" office:value="358.594238">
            <text:p>358,594238</text:p>
          </table:table-cell>
          <table:table-cell office:value-type="float" office:value="21.666161">
            <text:p>21,666161</text:p>
          </table:table-cell>
          <table:table-cell office:value-type="float" office:value="301.957855">
            <text:p>301,957855</text:p>
          </table:table-cell>
          <table:table-cell office:value-type="float" office:value="11.907506">
            <text:p>11,907506</text:p>
          </table:table-cell>
          <table:table-cell office:value-type="float" office:value="132.242859">
            <text:p>132,242859</text:p>
          </table:table-cell>
          <table:table-cell office:value-type="float" office:value="11.958411">
            <text:p>11,958411</text:p>
          </table:table-cell>
          <table:table-cell office:value-type="float" office:value="93.797226">
            <text:p>93,797226</text:p>
          </table:table-cell>
          <table:table-cell office:value-type="float" office:value="12.559119">
            <text:p>12,559119</text:p>
          </table:table-cell>
          <table:table-cell table:number-columns-repeated="2" office:value-type="float" office:value="0">
            <text:p>0</text:p>
          </table:table-cell>
          <table:table-cell office:value-type="float" office:value="191.855255">
            <text:p>191,855255</text:p>
          </table:table-cell>
          <table:table-cell office:value-type="float" office:value="28.911068">
            <text:p>28,911068</text:p>
          </table:table-cell>
          <table:table-cell table:number-columns-repeated="2" office:value-type="float" office:value="0">
            <text:p>0</text:p>
          </table:table-cell>
          <table:table-cell office:value-type="float" office:value="94.091713">
            <text:p>94,091713</text:p>
          </table:table-cell>
          <table:table-cell office:value-type="float" office:value="25.021982">
            <text:p>25,021982</text:p>
          </table:table-cell>
          <table:table-cell office:value-type="float" office:value="181.981339">
            <text:p>181,981339</text:p>
          </table:table-cell>
          <table:table-cell office:value-type="float" office:value="23.796152">
            <text:p>23,796152</text:p>
          </table:table-cell>
        </table:table-row>
        <table:table-row table:style-name="ro1">
          <table:table-cell office:value-type="string">
            <text:p>GHA882again <text:s text:c="5"/></text:p>
          </table:table-cell>
          <table:table-cell table:number-columns-repeated="2" office:value-type="float" office:value="0">
            <text:p>0</text:p>
          </table:table-cell>
          <table:table-cell office:value-type="float" office:value="131.381363">
            <text:p>131,381363</text:p>
          </table:table-cell>
          <table:table-cell office:value-type="float" office:value="392.496033">
            <text:p>392,496033</text:p>
          </table:table-cell>
          <table:table-cell office:value-type="float" office:value="851.313904">
            <text:p>851,313904</text:p>
          </table:table-cell>
          <table:table-cell office:value-type="float" office:value="122.414909">
            <text:p>122,414909</text:p>
          </table:table-cell>
          <table:table-cell office:value-type="float" office:value="27.528112">
            <text:p>27,528112</text:p>
          </table:table-cell>
          <table:table-cell office:value-type="float" office:value="48.337502">
            <text:p>48,337502</text:p>
          </table:table-cell>
          <table:table-cell table:number-columns-repeated="6" office:value-type="float" office:value="0">
            <text:p>0</text:p>
          </table:table-cell>
          <table:table-cell office:value-type="float" office:value="0.295995">
            <text:p>0,295995</text:p>
          </table:table-cell>
          <table:table-cell office:value-type="float" office:value="7.769003">
            <text:p>7,769003</text:p>
          </table:table-cell>
          <table:table-cell office:value-type="float" office:value="1.557592">
            <text:p>1,557592</text:p>
          </table:table-cell>
          <table:table-cell office:value-type="float" office:value="9.932902">
            <text:p>9,932902</text:p>
          </table:table-cell>
          <table:table-cell table:number-columns-repeated="4" office:value-type="float" office:value="0">
            <text:p>0</text:p>
          </table:table-cell>
          <table:table-cell office:value-type="float" office:value="51.127254">
            <text:p>51,127254</text:p>
          </table:table-cell>
          <table:table-cell office:value-type="float" office:value="7.566229">
            <text:p>7,566229</text:p>
          </table:table-cell>
          <table:table-cell table:number-columns-repeated="2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GHA883again <text:s text:c="5"/></text:p>
          </table:table-cell>
          <table:table-cell office:value-type="float" office:value="10328.552734">
            <text:p>10328,552734</text:p>
          </table:table-cell>
          <table:table-cell office:value-type="float" office:value="1730.565186">
            <text:p>1730,565186</text:p>
          </table:table-cell>
          <table:table-cell office:value-type="float" office:value="15229.901367">
            <text:p>15229,901367</text:p>
          </table:table-cell>
          <table:table-cell office:value-type="float" office:value="1012.352905">
            <text:p>1012,352905</text:p>
          </table:table-cell>
          <table:table-cell office:value-type="float" office:value="91412.960938">
            <text:p>91412,960938</text:p>
          </table:table-cell>
          <table:table-cell office:value-type="float" office:value="2093.902588">
            <text:p>2093,902588</text:p>
          </table:table-cell>
          <table:table-cell office:value-type="float" office:value="224721.46875">
            <text:p>224721,46875</text:p>
          </table:table-cell>
          <table:table-cell office:value-type="float" office:value="4828.294922">
            <text:p>4828,294922</text:p>
          </table:table-cell>
          <table:table-cell office:value-type="float" office:value="669.697144">
            <text:p>669,697144</text:p>
          </table:table-cell>
          <table:table-cell office:value-type="float" office:value="77.941238">
            <text:p>77,941238</text:p>
          </table:table-cell>
          <table:table-cell office:value-type="float" office:value="15328.867188">
            <text:p>15328,867188</text:p>
          </table:table-cell>
          <table:table-cell office:value-type="float" office:value="301.949738">
            <text:p>301,949738</text:p>
          </table:table-cell>
          <table:table-cell office:value-type="float" office:value="39705.828125">
            <text:p>39705,828125</text:p>
          </table:table-cell>
          <table:table-cell office:value-type="float" office:value="682.765076">
            <text:p>682,765076</text:p>
          </table:table-cell>
          <table:table-cell office:value-type="float" office:value="23358.019531">
            <text:p>23358,019531</text:p>
          </table:table-cell>
          <table:table-cell office:value-type="float" office:value="322.665222">
            <text:p>322,665222</text:p>
          </table:table-cell>
          <table:table-cell office:value-type="float" office:value="62437.25">
            <text:p>62437,25</text:p>
          </table:table-cell>
          <table:table-cell office:value-type="float" office:value="815.948547">
            <text:p>815,948547</text:p>
          </table:table-cell>
          <table:table-cell office:value-type="float" office:value="6563.500977">
            <text:p>6563,500977</text:p>
          </table:table-cell>
          <table:table-cell office:value-type="float" office:value="167.108322">
            <text:p>167,108322</text:p>
          </table:table-cell>
          <table:table-cell office:value-type="float" office:value="105.045387">
            <text:p>105,045387</text:p>
          </table:table-cell>
          <table:table-cell office:value-type="float" office:value="11.917317">
            <text:p>11,917317</text:p>
          </table:table-cell>
          <table:table-cell office:value-type="float" office:value="141.188751">
            <text:p>141,188751</text:p>
          </table:table-cell>
          <table:table-cell office:value-type="float" office:value="11.111456">
            <text:p>11,111456</text:p>
          </table:table-cell>
          <table:table-cell office:value-type="float" office:value="1005.148376">
            <text:p>1005,148376</text:p>
          </table:table-cell>
          <table:table-cell office:value-type="float" office:value="22.884628">
            <text:p>22,884628</text:p>
          </table:table-cell>
          <table:table-cell office:value-type="float" office:value="67532.320313">
            <text:p>67532,320313</text:p>
          </table:table-cell>
          <table:table-cell office:value-type="float" office:value="1235.717285">
            <text:p>1235,717285</text:p>
          </table:table-cell>
          <table:table-cell office:value-type="float" office:value="27.918617">
            <text:p>27,918617</text:p>
          </table:table-cell>
          <table:table-cell office:value-type="float" office:value="12.616107">
            <text:p>12,616107</text:p>
          </table:table-cell>
          <table:table-cell office:value-type="float" office:value="297.970428">
            <text:p>297,970428</text:p>
          </table:table-cell>
          <table:table-cell office:value-type="float" office:value="19.854992">
            <text:p>19,854992</text:p>
          </table:table-cell>
          <table:table-cell office:value-type="float" office:value="946.590332">
            <text:p>946,590332</text:p>
          </table:table-cell>
          <table:table-cell office:value-type="float" office:value="27.583141">
            <text:p>27,583141</text:p>
          </table:table-cell>
          <table:table-cell office:value-type="float" office:value="606.642578">
            <text:p>606,642578</text:p>
          </table:table-cell>
          <table:table-cell office:value-type="float" office:value="17.311251">
            <text:p>17,311251</text:p>
          </table:table-cell>
          <table:table-cell office:value-type="float" office:value="377.657043">
            <text:p>377,657043</text:p>
          </table:table-cell>
          <table:table-cell office:value-type="float" office:value="16.824139">
            <text:p>16,824139</text:p>
          </table:table-cell>
          <table:table-cell office:value-type="float" office:value="269.998444">
            <text:p>269,998444</text:p>
          </table:table-cell>
          <table:table-cell office:value-type="float" office:value="16.998409">
            <text:p>16,998409</text:p>
          </table:table-cell>
          <table:table-cell table:number-columns-repeated="2" office:value-type="float" office:value="0">
            <text:p>0</text:p>
          </table:table-cell>
          <table:table-cell office:value-type="float" office:value="571.569824">
            <text:p>571,569824</text:p>
          </table:table-cell>
          <table:table-cell office:value-type="float" office:value="46.190937">
            <text:p>46,190937</text:p>
          </table:table-cell>
          <table:table-cell table:number-columns-repeated="2" office:value-type="float" office:value="0">
            <text:p>0</text:p>
          </table:table-cell>
          <table:table-cell office:value-type="float" office:value="60.648922">
            <text:p>60,648922</text:p>
          </table:table-cell>
          <table:table-cell office:value-type="float" office:value="32.87249">
            <text:p>32,87249</text:p>
          </table:table-cell>
          <table:table-cell office:value-type="float" office:value="458.871918">
            <text:p>458,871918</text:p>
          </table:table-cell>
          <table:table-cell office:value-type="float" office:value="32.304367">
            <text:p>32,304367</text:p>
          </table:table-cell>
        </table:table-row>
        <table:table-row table:style-name="ro1">
          <table:table-cell office:value-type="string">
            <text:p>GHA884again <text:s text:c="5"/></text:p>
          </table:table-cell>
          <table:table-cell office:value-type="float" office:value="2326.520996">
            <text:p>2326,520996</text:p>
          </table:table-cell>
          <table:table-cell office:value-type="float" office:value="909.114136">
            <text:p>909,114136</text:p>
          </table:table-cell>
          <table:table-cell office:value-type="float" office:value="6755.736816">
            <text:p>6755,736816</text:p>
          </table:table-cell>
          <table:table-cell office:value-type="float" office:value="610.677368">
            <text:p>610,677368</text:p>
          </table:table-cell>
          <table:table-cell office:value-type="float" office:value="39065.304688">
            <text:p>39065,304688</text:p>
          </table:table-cell>
          <table:table-cell office:value-type="float" office:value="918.259766">
            <text:p>918,259766</text:p>
          </table:table-cell>
          <table:table-cell office:value-type="float" office:value="84328.273438">
            <text:p>84328,273438</text:p>
          </table:table-cell>
          <table:table-cell office:value-type="float" office:value="1824.674438">
            <text:p>1824,674438</text:p>
          </table:table-cell>
          <table:table-cell office:value-type="float" office:value="238.218506">
            <text:p>238,218506</text:p>
          </table:table-cell>
          <table:table-cell office:value-type="float" office:value="39.452538">
            <text:p>39,452538</text:p>
          </table:table-cell>
          <table:table-cell office:value-type="float" office:value="9383.121094">
            <text:p>9383,121094</text:p>
          </table:table-cell>
          <table:table-cell office:value-type="float" office:value="184.233734">
            <text:p>184,233734</text:p>
          </table:table-cell>
          <table:table-cell office:value-type="float" office:value="7578.012695">
            <text:p>7578,012695</text:p>
          </table:table-cell>
          <table:table-cell office:value-type="float" office:value="137.581619">
            <text:p>137,581619</text:p>
          </table:table-cell>
          <table:table-cell office:value-type="float" office:value="12891.77832">
            <text:p>12891,77832</text:p>
          </table:table-cell>
          <table:table-cell office:value-type="float" office:value="178.631393">
            <text:p>178,631393</text:p>
          </table:table-cell>
          <table:table-cell office:value-type="float" office:value="11607.821289">
            <text:p>11607,821289</text:p>
          </table:table-cell>
          <table:table-cell office:value-type="float" office:value="155.323303">
            <text:p>155,323303</text:p>
          </table:table-cell>
          <table:table-cell office:value-type="float" office:value="2245.656494">
            <text:p>2245,656494</text:p>
          </table:table-cell>
          <table:table-cell office:value-type="float" office:value="57.96283">
            <text:p>57,96283</text:p>
          </table:table-cell>
          <table:table-cell office:value-type="float" office:value="56.091583">
            <text:p>56,091583</text:p>
          </table:table-cell>
          <table:table-cell office:value-type="float" office:value="6.735577">
            <text:p>6,735577</text:p>
          </table:table-cell>
          <table:table-cell office:value-type="float" office:value="54.101936">
            <text:p>54,101936</text:p>
          </table:table-cell>
          <table:table-cell office:value-type="float" office:value="8.466957">
            <text:p>8,466957</text:p>
          </table:table-cell>
          <table:table-cell office:value-type="float" office:value="352.368835">
            <text:p>352,368835</text:p>
          </table:table-cell>
          <table:table-cell office:value-type="float" office:value="9.462202">
            <text:p>9,462202</text:p>
          </table:table-cell>
          <table:table-cell office:value-type="float" office:value="20103.128906">
            <text:p>20103,128906</text:p>
          </table:table-cell>
          <table:table-cell office:value-type="float" office:value="369.000793">
            <text:p>369,000793</text:p>
          </table:table-cell>
          <table:table-cell office:value-type="float" office:value="49.135281">
            <text:p>49,135281</text:p>
          </table:table-cell>
          <table:table-cell office:value-type="float" office:value="8.831506">
            <text:p>8,831506</text:p>
          </table:table-cell>
          <table:table-cell office:value-type="float" office:value="65.759941">
            <text:p>65,759941</text:p>
          </table:table-cell>
          <table:table-cell office:value-type="float" office:value="16.122999">
            <text:p>16,122999</text:p>
          </table:table-cell>
          <table:table-cell office:value-type="float" office:value="379.584351">
            <text:p>379,584351</text:p>
          </table:table-cell>
          <table:table-cell office:value-type="float" office:value="21.473053">
            <text:p>21,473053</text:p>
          </table:table-cell>
          <table:table-cell office:value-type="float" office:value="363.015289">
            <text:p>363,015289</text:p>
          </table:table-cell>
          <table:table-cell office:value-type="float" office:value="11.616526">
            <text:p>11,616526</text:p>
          </table:table-cell>
          <table:table-cell office:value-type="float" office:value="112.660027">
            <text:p>112,660027</text:p>
          </table:table-cell>
          <table:table-cell office:value-type="float" office:value="10.916818">
            <text:p>10,916818</text:p>
          </table:table-cell>
          <table:table-cell office:value-type="float" office:value="78.977409">
            <text:p>78,977409</text:p>
          </table:table-cell>
          <table:table-cell office:value-type="float" office:value="11.546054">
            <text:p>11,546054</text:p>
          </table:table-cell>
          <table:table-cell table:number-columns-repeated="2" office:value-type="float" office:value="0">
            <text:p>0</text:p>
          </table:table-cell>
          <table:table-cell office:value-type="float" office:value="168.201416">
            <text:p>168,201416</text:p>
          </table:table-cell>
          <table:table-cell office:value-type="float" office:value="27.776003">
            <text:p>27,776003</text:p>
          </table:table-cell>
          <table:table-cell table:number-columns-repeated="2" office:value-type="float" office:value="0">
            <text:p>0</text:p>
          </table:table-cell>
          <table:table-cell office:value-type="float" office:value="59.30555">
            <text:p>59,30555</text:p>
          </table:table-cell>
          <table:table-cell office:value-type="float" office:value="23.013992">
            <text:p>23,013992</text:p>
          </table:table-cell>
          <table:table-cell office:value-type="float" office:value="223.216537">
            <text:p>223,216537</text:p>
          </table:table-cell>
          <table:table-cell office:value-type="float" office:value="22.142872">
            <text:p>22,142872</text:p>
          </table:table-cell>
        </table:table-row>
        <table:table-row table:style-name="ro1">
          <table:table-cell office:value-type="string">
            <text:p>GHA885again <text:s text:c="5"/></text:p>
          </table:table-cell>
          <table:table-cell office:value-type="float" office:value="3263.02124">
            <text:p>3263,02124</text:p>
          </table:table-cell>
          <table:table-cell office:value-type="float" office:value="928.064575">
            <text:p>928,064575</text:p>
          </table:table-cell>
          <table:table-cell office:value-type="float" office:value="6929.21875">
            <text:p>6929,21875</text:p>
          </table:table-cell>
          <table:table-cell office:value-type="float" office:value="617.249268">
            <text:p>617,249268</text:p>
          </table:table-cell>
          <table:table-cell office:value-type="float" office:value="43774.652344">
            <text:p>43774,652344</text:p>
          </table:table-cell>
          <table:table-cell office:value-type="float" office:value="1014.652588">
            <text:p>1014,652588</text:p>
          </table:table-cell>
          <table:table-cell office:value-type="float" office:value="90903.023438">
            <text:p>90903,023438</text:p>
          </table:table-cell>
          <table:table-cell office:value-type="float" office:value="1964.375488">
            <text:p>1964,375488</text:p>
          </table:table-cell>
          <table:table-cell office:value-type="float" office:value="233.443024">
            <text:p>233,443024</text:p>
          </table:table-cell>
          <table:table-cell office:value-type="float" office:value="41.143543">
            <text:p>41,143543</text:p>
          </table:table-cell>
          <table:table-cell office:value-type="float" office:value="9498.806641">
            <text:p>9498,806641</text:p>
          </table:table-cell>
          <table:table-cell office:value-type="float" office:value="186.578049">
            <text:p>186,578049</text:p>
          </table:table-cell>
          <table:table-cell office:value-type="float" office:value="9010.47168">
            <text:p>9010,47168</text:p>
          </table:table-cell>
          <table:table-cell office:value-type="float" office:value="161.304016">
            <text:p>161,304016</text:p>
          </table:table-cell>
          <table:table-cell office:value-type="float" office:value="16975.763672">
            <text:p>16975,763672</text:p>
          </table:table-cell>
          <table:table-cell office:value-type="float" office:value="233.681427">
            <text:p>233,681427</text:p>
          </table:table-cell>
          <table:table-cell office:value-type="float" office:value="15276.080078">
            <text:p>15276,080078</text:p>
          </table:table-cell>
          <table:table-cell office:value-type="float" office:value="202.726395">
            <text:p>202,726395</text:p>
          </table:table-cell>
          <table:table-cell office:value-type="float" office:value="2592.773682">
            <text:p>2592,773682</text:p>
          </table:table-cell>
          <table:table-cell office:value-type="float" office:value="66.62088">
            <text:p>66,62088</text:p>
          </table:table-cell>
          <table:table-cell office:value-type="float" office:value="47.373623">
            <text:p>47,373623</text:p>
          </table:table-cell>
          <table:table-cell office:value-type="float" office:value="6.783113">
            <text:p>6,783113</text:p>
          </table:table-cell>
          <table:table-cell office:value-type="float" office:value="63.70892">
            <text:p>63,70892</text:p>
          </table:table-cell>
          <table:table-cell office:value-type="float" office:value="8.46411">
            <text:p>8,46411</text:p>
          </table:table-cell>
          <table:table-cell office:value-type="float" office:value="387.065399">
            <text:p>387,065399</text:p>
          </table:table-cell>
          <table:table-cell office:value-type="float" office:value="9.999057">
            <text:p>9,999057</text:p>
          </table:table-cell>
          <table:table-cell office:value-type="float" office:value="22569.824219">
            <text:p>22569,824219</text:p>
          </table:table-cell>
          <table:table-cell office:value-type="float" office:value="414.036804">
            <text:p>414,036804</text:p>
          </table:table-cell>
          <table:table-cell office:value-type="float" office:value="32.770695">
            <text:p>32,770695</text:p>
          </table:table-cell>
          <table:table-cell office:value-type="float" office:value="8.593505">
            <text:p>8,593505</text:p>
          </table:table-cell>
          <table:table-cell office:value-type="float" office:value="54.75354">
            <text:p>54,75354</text:p>
          </table:table-cell>
          <table:table-cell office:value-type="float" office:value="15.975757">
            <text:p>15,975757</text:p>
          </table:table-cell>
          <table:table-cell office:value-type="float" office:value="431.434326">
            <text:p>431,434326</text:p>
          </table:table-cell>
          <table:table-cell office:value-type="float" office:value="21.677498">
            <text:p>21,677498</text:p>
          </table:table-cell>
          <table:table-cell office:value-type="float" office:value="210.416962">
            <text:p>210,416962</text:p>
          </table:table-cell>
          <table:table-cell office:value-type="float" office:value="10.223799">
            <text:p>10,223799</text:p>
          </table:table-cell>
          <table:table-cell office:value-type="float" office:value="136.547943">
            <text:p>136,547943</text:p>
          </table:table-cell>
          <table:table-cell office:value-type="float" office:value="10.765697">
            <text:p>10,765697</text:p>
          </table:table-cell>
          <table:table-cell office:value-type="float" office:value="99.081581">
            <text:p>99,081581</text:p>
          </table:table-cell>
          <table:table-cell office:value-type="float" office:value="11.272679">
            <text:p>11,272679</text:p>
          </table:table-cell>
          <table:table-cell table:number-columns-repeated="2" office:value-type="float" office:value="0">
            <text:p>0</text:p>
          </table:table-cell>
          <table:table-cell office:value-type="float" office:value="193.328796">
            <text:p>193,328796</text:p>
          </table:table-cell>
          <table:table-cell office:value-type="float" office:value="27.446465">
            <text:p>27,446465</text:p>
          </table:table-cell>
          <table:table-cell table:number-columns-repeated="2" office:value-type="float" office:value="0">
            <text:p>0</text:p>
          </table:table-cell>
          <table:table-cell office:value-type="float" office:value="65.021431">
            <text:p>65,021431</text:p>
          </table:table-cell>
          <table:table-cell office:value-type="float" office:value="22.515625">
            <text:p>22,515625</text:p>
          </table:table-cell>
          <table:table-cell office:value-type="float" office:value="186.555008">
            <text:p>186,555008</text:p>
          </table:table-cell>
          <table:table-cell office:value-type="float" office:value="21.46096">
            <text:p>21,46096</text:p>
          </table:table-cell>
        </table:table-row>
        <table:table-row table:style-name="ro1">
          <table:table-cell office:value-type="string">
            <text:p>GHA886again <text:s text:c="5"/></text:p>
          </table:table-cell>
          <table:table-cell office:value-type="float" office:value="2389.33667">
            <text:p>2389,33667</text:p>
          </table:table-cell>
          <table:table-cell office:value-type="float" office:value="870.550781">
            <text:p>870,550781</text:p>
          </table:table-cell>
          <table:table-cell office:value-type="float" office:value="7480.366211">
            <text:p>7480,366211</text:p>
          </table:table-cell>
          <table:table-cell office:value-type="float" office:value="618.346375">
            <text:p>618,346375</text:p>
          </table:table-cell>
          <table:table-cell office:value-type="float" office:value="42451.152344">
            <text:p>42451,152344</text:p>
          </table:table-cell>
          <table:table-cell office:value-type="float" office:value="986.991638">
            <text:p>986,991638</text:p>
          </table:table-cell>
          <table:table-cell office:value-type="float" office:value="90471.414063">
            <text:p>90471,414063</text:p>
          </table:table-cell>
          <table:table-cell office:value-type="float" office:value="1955.318726">
            <text:p>1955,318726</text:p>
          </table:table-cell>
          <table:table-cell office:value-type="float" office:value="224.065109">
            <text:p>224,065109</text:p>
          </table:table-cell>
          <table:table-cell office:value-type="float" office:value="39.790432">
            <text:p>39,790432</text:p>
          </table:table-cell>
          <table:table-cell office:value-type="float" office:value="9230.564453">
            <text:p>9230,564453</text:p>
          </table:table-cell>
          <table:table-cell office:value-type="float" office:value="181.495895">
            <text:p>181,495895</text:p>
          </table:table-cell>
          <table:table-cell office:value-type="float" office:value="10104.470703">
            <text:p>10104,470703</text:p>
          </table:table-cell>
          <table:table-cell office:value-type="float" office:value="179.705734">
            <text:p>179,705734</text:p>
          </table:table-cell>
          <table:table-cell office:value-type="float" office:value="15778.21582">
            <text:p>15778,21582</text:p>
          </table:table-cell>
          <table:table-cell office:value-type="float" office:value="217.529282">
            <text:p>217,529282</text:p>
          </table:table-cell>
          <table:table-cell office:value-type="float" office:value="13524.091797">
            <text:p>13524,091797</text:p>
          </table:table-cell>
          <table:table-cell office:value-type="float" office:value="180.100616">
            <text:p>180,100616</text:p>
          </table:table-cell>
          <table:table-cell office:value-type="float" office:value="2436.079102">
            <text:p>2436,079102</text:p>
          </table:table-cell>
          <table:table-cell office:value-type="float" office:value="62.675541">
            <text:p>62,675541</text:p>
          </table:table-cell>
          <table:table-cell office:value-type="float" office:value="67.617119">
            <text:p>67,617119</text:p>
          </table:table-cell>
          <table:table-cell office:value-type="float" office:value="6.589583">
            <text:p>6,589583</text:p>
          </table:table-cell>
          <table:table-cell office:value-type="float" office:value="58.736847">
            <text:p>58,736847</text:p>
          </table:table-cell>
          <table:table-cell office:value-type="float" office:value="8.279539">
            <text:p>8,279539</text:p>
          </table:table-cell>
          <table:table-cell office:value-type="float" office:value="365.873413">
            <text:p>365,873413</text:p>
          </table:table-cell>
          <table:table-cell office:value-type="float" office:value="9.471886">
            <text:p>9,471886</text:p>
          </table:table-cell>
          <table:table-cell office:value-type="float" office:value="21364.363281">
            <text:p>21364,363281</text:p>
          </table:table-cell>
          <table:table-cell office:value-type="float" office:value="392.013733">
            <text:p>392,013733</text:p>
          </table:table-cell>
          <table:table-cell office:value-type="float" office:value="24.623734">
            <text:p>24,623734</text:p>
          </table:table-cell>
          <table:table-cell office:value-type="float" office:value="8.037066">
            <text:p>8,037066</text:p>
          </table:table-cell>
          <table:table-cell office:value-type="float" office:value="75.730644">
            <text:p>75,730644</text:p>
          </table:table-cell>
          <table:table-cell office:value-type="float" office:value="15.789738">
            <text:p>15,789738</text:p>
          </table:table-cell>
          <table:table-cell office:value-type="float" office:value="367.367767">
            <text:p>367,367767</text:p>
          </table:table-cell>
          <table:table-cell office:value-type="float" office:value="21.114185">
            <text:p>21,114185</text:p>
          </table:table-cell>
          <table:table-cell office:value-type="float" office:value="216.13826">
            <text:p>216,13826</text:p>
          </table:table-cell>
          <table:table-cell office:value-type="float" office:value="9.679968">
            <text:p>9,679968</text:p>
          </table:table-cell>
          <table:table-cell office:value-type="float" office:value="131.503326">
            <text:p>131,503326</text:p>
          </table:table-cell>
          <table:table-cell office:value-type="float" office:value="10.02525">
            <text:p>10,02525</text:p>
          </table:table-cell>
          <table:table-cell office:value-type="float" office:value="85.782631">
            <text:p>85,782631</text:p>
          </table:table-cell>
          <table:table-cell office:value-type="float" office:value="10.475292">
            <text:p>10,475292</text:p>
          </table:table-cell>
          <table:table-cell table:number-columns-repeated="2" office:value-type="float" office:value="0">
            <text:p>0</text:p>
          </table:table-cell>
          <table:table-cell office:value-type="float" office:value="153.051987">
            <text:p>153,051987</text:p>
          </table:table-cell>
          <table:table-cell office:value-type="float" office:value="26.905865">
            <text:p>26,905865</text:p>
          </table:table-cell>
          <table:table-cell table:number-columns-repeated="2" office:value-type="float" office:value="0">
            <text:p>0</text:p>
          </table:table-cell>
          <table:table-cell office:value-type="float" office:value="42.031902">
            <text:p>42,031902</text:p>
          </table:table-cell>
          <table:table-cell office:value-type="float" office:value="21.042534">
            <text:p>21,042534</text:p>
          </table:table-cell>
          <table:table-cell office:value-type="float" office:value="192.449966">
            <text:p>192,449966</text:p>
          </table:table-cell>
          <table:table-cell office:value-type="float" office:value="20.139393">
            <text:p>20,1393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7">17/07/2011</text:date>, <text:time>10:52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17T10:52:49</dc:date>
    <dc:creator>thiago </dc:creator>
    <meta:document-statistic meta:table-count="1" meta:cell-count="451" meta:object-count="0"/>
    <meta:generator>BrOffice/3.3$Linux LibreOffice_project/330m19$Build-202</meta:generator>
  </office:meta>
</office:document-meta>
</file>